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31ab1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31ab1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31ab1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31ab1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31ab1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31ab1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31ab1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31ab1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31ab1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31ab1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31ab1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31ab1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31ab1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31ab1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31ab1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31ab1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31ab1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Domingo Isaac Hurtado Garci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4/8/2016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618268936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2D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Quismarys De Los Àngeles Garcìa Ràmir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826893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06.31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9" meta:character-count="1180" meta:non-whitespace-character-count="1010"/>
    <meta:template xlink:type="simple" xlink:actuate="onRequest" xlink:title="Normal" xlink:href=""/>
  </office:meta>
</office:document-meta>
</file>